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number-columns-repeated="51" table:default-cell-style-name="ce8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1,C30,C39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UVR1H102MHD1TO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mF radial aluminum electrolytic capacito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7-UVR1H102MHD1T0 </text:p>
          </table:table-cell>
          <table:table-cell office:value-type="string" calcext:value-type="string">
            <text:p>n\a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GRM033R61E224KE01D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033R61E224KE1D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4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GRM033R61E224KE1D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4,C5,C6,C7,C8,C9,C32,C33,C3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AN_TR1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ootprint and symbol of PMEG6010ER</text:p>
          </table:table-cell>
          <table:table-cell table:number-columns-repeated="5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G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3</text:p>
          </table:table-cell>
          <table:table-cell table:style-name="ce13" office:value-type="string" calcext:value-type="string">
            <text:p>LED Green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G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51"/>
        </table:table-row>
        <table:table-row table:style-name="ro1">
          <table:table-cell table:style-name="ce9" office:value-type="string" calcext:value-type="string">
            <text:p>D3</text:p>
          </table:table-cell>
          <table:table-cell table:style-name="ce11" office:value-type="string" calcext:value-type="string">
            <text:p>n\a</text:p>
          </table:table-cell>
          <table:table-cell table:style-name="ce12" office:value-type="string" calcext:value-type="string">
            <text:p>LTST-C191KRKT</text:p>
          </table:table-cell>
          <table:table-cell table:style-name="ce11" office:value-type="string" calcext:value-type="string">
            <text:p>n\a</text:p>
          </table:table-cell>
          <table:table-cell table:style-name="ce11" office:value-type="string" calcext:value-type="string">
            <text:p>SMD 0604</text:p>
          </table:table-cell>
          <table:table-cell table:style-name="ce13" office:value-type="string" calcext:value-type="string">
            <text:p>LED Red, 0603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859-LTST-C191KRKT</text:p>
          </table:table-cell>
          <table:table-cell table:style-name="ce14" office:value-type="string" calcext:value-type="string">
            <text:p>n\a</text:p>
          </table:table-cell>
          <table:table-cell table:style-name="ce14" office:value-type="float" office:value="0.26" calcext:value-type="float">
            <text:p>0.2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odel is of capacitor, but it has same dimensions as LED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DRV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1,Q2,Q3,Q4,Q5,Q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RECV1, BUSCNT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TEMP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term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SWD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576-SMAJ5.0A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DO-214AC</text:p>
          </table:table-cell>
          <table:table-cell table:style-name="ce6" office:value-type="string" calcext:value-type="string">
            <text:p>TVS diode 5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AJ5.0A 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float" office:value="0.43" calcext:value-type="float">
            <text:p>0.43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5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9"/>
          <table:table-cell table:formula="of:=SUMPRODUCT([.G$1:.G$1048576];[.J$1:.J$1048576])" office:value-type="float" office:value="87.882" calcext:value-type="float">
            <text:p>87.882</text:p>
          </table:table-cell>
          <table:table-cell table:number-columns-repeated="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61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61"/>
        </table:table-row>
        <table:table-row table:style-name="ro2">
          <table:table-cell table:style-name="Default"/>
          <table:table-cell table:number-columns-repeated="6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0:01:59.977613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4-02T00:14:39.644426094</meta:creation-date>
    <dc:date>2019-11-14T10:29:18.473362149</dc:date>
    <meta:editing-duration>P4DT14H4M21S</meta:editing-duration>
    <meta:editing-cycles>133</meta:editing-cycles>
    <meta:generator>LibreOffice/6.3.2.2$Linux_X86_64 LibreOffice_project/30$Build-2</meta:generator>
    <meta:document-statistic meta:table-count="1" meta:cell-count="474" meta:object-count="0"/>
  </office:meta>
</office:document-meta>
</file>